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2" svg:font-family="'Ubuntu Mono'" style:font-adornments="Regular" style:font-pitch="fixed"/>
    <style:font-face style:name="Avenir Next Demi Bold" svg:font-family="'Avenir Next Demi Bold'" style:font-pitch="variable"/>
    <style:font-face style:name="Avenir Next Demi Bold1" svg:font-family="'Avenir Next Demi Bold'" style:font-adornments="Demi Bold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003f90" draw:marker-start-width="0.314cm" draw:marker-end-width="0.314cm" draw:fill="solid" draw:fill-color="#a6efe3" draw:textarea-horizontal-align="justify" draw:textarea-vertical-align="middle" draw:auto-grow-height="false" fo:min-height="4.854cm" fo:min-width="4.604cm" fo:padding-top="0.113cm" fo:padding-bottom="0.113cm" fo:padding-left="0.238cm" fo:padding-right="0.238cm"/>
    </style:style>
    <style:style style:name="gr2" style:family="graphic" style:parent-style-name="standard">
      <style:graphic-properties draw:stroke="solid" svg:stroke-width="0.076cm" svg:stroke-color="#003f90" draw:marker-start-width="0.314cm" draw:marker-end-width="0.314cm" draw:fill="solid" draw:fill-color="#00d8ff" draw:textarea-horizontal-align="justify" draw:textarea-vertical-align="middle" draw:auto-grow-height="false" fo:min-height="1.044cm" fo:min-width="4.604cm" fo:padding-top="0.113cm" fo:padding-bottom="0.113cm" fo:padding-left="0.238cm" fo:padding-right="0.238cm"/>
    </style:style>
    <style:style style:name="gr3" style:family="graphic" style:parent-style-name="standard">
      <style:graphic-properties draw:stroke="solid" svg:stroke-width="0.076cm" svg:stroke-color="#003f90" draw:marker-start-width="0.314cm" draw:marker-end-width="0.314cm" draw:fill="solid" draw:fill-color="#00d8ff" draw:textarea-horizontal-align="justify" draw:textarea-vertical-align="middle" draw:auto-grow-height="false" fo:min-height="1.044cm" fo:min-width="4.604cm" fo:padding-top="0.113cm" fo:padding-bottom="0.113cm" fo:padding-left="0.238cm" fo:padding-right="0.238cm"/>
    </style:style>
    <style:style style:name="gr4" style:family="graphic" style:parent-style-name="standard">
      <style:graphic-properties svg:stroke-color="#003f90" draw:fill-color="#003f90" draw:textarea-vertical-align="middle" draw:auto-grow-height="false" fo:min-height="6.1cm" fo:min-width="5.85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271cm" fo:min-width="5.717cm"/>
    </style:style>
    <style:style style:name="gr6" style:family="graphic" style:parent-style-name="standard">
      <style:graphic-properties svg:stroke-color="#003f90" draw:fill-color="#003f90" draw:textarea-vertical-align="middle" draw:auto-grow-height="false" fo:min-height="6.101cm" fo:min-width="5.851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271cm" fo:min-width="1.2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6efe3"/>
      <style:paragraph-properties fo:text-align="center"/>
      <style:text-properties fo:color="#003f90" style:font-name="Avenir Next Demi Bold1" fo:font-size="28pt" fo:font-weight="600" style:font-size-asian="16pt" style:font-weight-asian="normal" style:font-size-complex="16pt" style:font-weight-complex="normal"/>
    </style:style>
    <style:style style:name="P3" style:family="paragraph">
      <loext:graphic-properties draw:fill="solid" draw:fill-color="#00d8ff"/>
      <style:paragraph-properties fo:text-align="center"/>
      <style:text-properties fo:color="#003f90" style:font-name="Ubuntu Mono2" fo:font-size="28pt" fo:font-weight="normal" style:font-size-asian="16pt" style:font-weight-asian="normal" style:font-size-complex="16pt" style:font-weight-complex="normal"/>
    </style:style>
    <style:style style:name="P4" style:family="paragraph">
      <loext:graphic-properties draw:fill="solid" draw:fill-color="#00d8ff"/>
      <style:paragraph-properties fo:text-align="center"/>
      <style:text-properties fo:color="#003f90" style:font-name="Avenir Next Demi Bold1" fo:font-size="28pt" fo:font-weight="600" style:font-size-asian="16pt" style:font-weight-asian="normal" style:font-size-complex="16pt" style:font-weight-complex="normal"/>
    </style:style>
    <style:style style:name="P5" style:family="paragraph">
      <loext:graphic-properties draw:fill-color="#003f90"/>
      <style:paragraph-properties fo:text-align="center"/>
    </style:style>
    <style:style style:name="P6" style:family="paragraph">
      <loext:graphic-properties draw:fill="none" draw:fill-color="#ffffff"/>
      <style:text-properties fo:color="#333333" style:font-name="Ubuntu Mono2" fo:font-size="36pt" style:font-size-asian="18pt" style:font-size-complex="18pt"/>
    </style:style>
    <style:style style:name="P7" style:family="paragraph">
      <style:paragraph-properties fo:text-align="start"/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color="#333333" style:font-name="Ubuntu Mono2" fo:font-size="28pt" style:font-size-asian="28pt" style:font-size-complex="28pt"/>
    </style:style>
    <style:style style:name="T1" style:family="text">
      <style:text-properties fo:color="#003f90" style:font-name="Avenir Next Demi Bold1" fo:font-size="28pt" fo:font-weight="600" style:font-size-asian="16pt" style:font-weight-asian="normal" style:font-size-complex="16pt" style:font-weight-complex="normal"/>
    </style:style>
    <style:style style:name="T2" style:family="text">
      <style:text-properties fo:color="#003f90" style:font-name="Ubuntu Mono2" fo:font-size="28pt" fo:font-weight="normal" style:font-size-asian="16pt" style:font-weight-asian="normal" style:font-size-complex="16pt" style:font-weight-complex="normal"/>
    </style:style>
    <style:style style:name="T3" style:family="text">
      <style:text-properties fo:color="#333333" style:font-name="Ubuntu Mono2" fo:font-size="36pt" style:font-size-asian="18pt" style:font-size-complex="18pt"/>
    </style:style>
    <style:style style:name="T4" style:family="text">
      <style:text-properties fo:color="#333333" style:font-name="Ubuntu Mono2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5.08cm" svg:x="11.43cm" svg:y="5.08cm">
          <text:p text:style-name="P1"><text:span text:style-name="T1">process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3.556cm" svg:y="11.938cm">
          <text:p text:style-name="P1"><text:span text:style-name="T2">x = 1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1.27cm" svg:x="3.556cm" svg:y="13.4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6.35cm" draw:transform="rotate (-1.5707963267949) translate (13.209cm 2.029cm)">
          <text:p/>
          <draw:enhanced-geometry svg:viewBox="0 0 21600 21600" draw:mirror-horizontal="true" draw:text-areas="0 0 21600 21600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6" draw:layer="layout" svg:width="6.217cm" svg:height="1.521cm" svg:x="4.351cm" svg:y="3.581cm">
          <draw:text-box>
            <text:p><text:span text:style-name="T3">x = 3 * 5</text:span></text:p>
          </draw:text-box>
        </draw:frame>
        <draw:custom-shape draw:style-name="gr4" draw:text-style-name="P5" draw:layer="layout" svg:width="6.35cm" svg:height="6.35cm" draw:transform="rotate (-1.5707963267949) translate (13.235cm 7.22cm)">
          <text:p/>
          <draw:enhanced-geometry svg:viewBox="0 0 21600 21600" draw:mirror-horizontal="true" draw:mirror-vertical="true" draw:text-areas="0 0 21600 21600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4" draw:layer="layout" svg:width="5.08cm" svg:height="1.27cm" svg:x="3.556cm" svg:y="10.414cm"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35cm" svg:height="6.35cm" draw:transform="rotate (0.00541052068118242) translate (13.29cm 7.104cm)">
          <text:p/>
          <draw:enhanced-geometry svg:viewBox="0 0 21600 21600" draw:mirror-horizontal="false" draw:text-areas="0 0 21600 21600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6" draw:layer="layout" svg:width="1.772cm" svg:height="1.521cm" svg:x="18.167cm" svg:y="11.804cm">
          <draw:text-box>
            <text:p><text:span text:style-name="T3">15</text:span></text:p>
          </draw:text-box>
        </draw:frame>
        <draw:custom-shape draw:style-name="gr6" draw:text-style-name="P5" draw:layer="measurelines" svg:width="6.35cm" svg:height="6.35cm" draw:transform="rotate (-1.57411245237369) translate (13.229cm 6.988cm)">
          <text:p/>
          <draw:enhanced-geometry svg:viewBox="0 0 21600 21600" draw:mirror-horizontal="false" draw:text-areas="0 0 21600 21600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2" draw:style-name="dp1" draw:master-page-name="Default">
        <draw:custom-shape draw:style-name="gr1" draw:text-style-name="P2" draw:layer="layout" svg:width="5.08cm" svg:height="5.08cm" svg:x="11.43cm" svg:y="5.08cm">
          <text:p text:style-name="P1"><text:span text:style-name="T1">process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3.556cm" svg:y="11.938cm">
          <text:p text:style-name="P1"><text:span text:style-name="T2">1110111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08cm" svg:height="1.27cm" svg:x="3.556cm" svg:y="13.462cm">
          <text:p text:style-name="P1"><text:span text:style-name="T2">x = 15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6.35cm" draw:transform="rotate (-1.5707963267949) translate (13.209cm 2.029cm)">
          <text:p/>
          <draw:enhanced-geometry svg:viewBox="0 0 21600 21600" draw:mirror-horizontal="true" draw:text-areas="0 0 21600 21600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8" draw:layer="layout" svg:width="13.38cm" svg:height="1.521cm" svg:x="0.778cm" svg:y="3.581cm">
          <draw:text-box>
            <text:p text:style-name="P7"><text:span text:style-name="T4">00111101 11101111 00000010</text:span></text:p>
          </draw:text-box>
        </draw:frame>
        <draw:custom-shape draw:style-name="gr4" draw:text-style-name="P5" draw:layer="layout" svg:width="6.35cm" svg:height="6.35cm" draw:transform="rotate (-1.5707963267949) translate (13.235cm 7.22cm)">
          <text:p/>
          <draw:enhanced-geometry svg:viewBox="0 0 21600 21600" draw:mirror-horizontal="true" draw:mirror-vertical="true" draw:text-areas="0 0 21600 21600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4" draw:layer="layout" svg:width="5.08cm" svg:height="1.27cm" svg:x="3.556cm" svg:y="10.414cm"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35cm" svg:height="6.35cm" draw:transform="rotate (0.00541052068118242) translate (13.29cm 7.104cm)">
          <text:p/>
          <draw:enhanced-geometry svg:viewBox="0 0 21600 21600" draw:mirror-horizontal="false" draw:text-areas="0 0 21600 21600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6" draw:layer="layout" svg:width="1.772cm" svg:height="1.521cm" svg:x="18.167cm" svg:y="11.804cm">
          <draw:text-box>
            <text:p><text:span text:style-name="T3">15</text:span></text:p>
          </draw:text-box>
        </draw:frame>
        <draw:custom-shape draw:style-name="gr6" draw:text-style-name="P5" draw:layer="measurelines" svg:width="6.35cm" svg:height="6.35cm" draw:transform="rotate (-1.57411245237369) translate (13.229cm 6.988cm)">
          <text:p/>
          <draw:enhanced-geometry svg:viewBox="0 0 21600 21600" draw:mirror-horizontal="false" draw:text-areas="0 0 21600 21600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Ubuntu Mono2" svg:font-family="'Ubuntu Mono'" style:font-adornments="Regular" style:font-pitch="fixed"/>
    <style:font-face style:name="Avenir Next Demi Bold" svg:font-family="'Avenir Next Demi Bold'" style:font-pitch="variable"/>
    <style:font-face style:name="Avenir Next Demi Bold1" svg:font-family="'Avenir Next Demi Bold'" style:font-adornments="Demi Bold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7T11:08:25.661761075</meta:creation-date>
    <dc:date>2016-08-28T20:32:18.073221776</dc:date>
    <meta:editing-duration>PT42M14S</meta:editing-duration>
    <meta:editing-cycles>5</meta:editing-cycles>
    <meta:generator>LibreOffice/5.1.5.2$Linux_X86_64 LibreOffice_project/10m0$Build-2</meta:generator>
    <meta:document-statistic meta:object-count="20"/>
  </office:meta>
</office:document-meta>
</file>